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1028in" table:align="left"/>
    </style:style>
    <style:style style:name="Table1.A" style:family="table-column">
      <style:table-column-properties style:column-width="1.884in"/>
    </style:style>
    <style:style style:name="Table1.B" style:family="table-column">
      <style:table-column-properties style:column-width="4.218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2.7458in"/>
    </style:style>
    <style:style style:name="Table2.B" style:family="table-column">
      <style:table-column-properties style:column-width="3.9472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uper! Hier kommt dein ausführlicher Lernzettel zu <text:span text:style-name="Strong_20_Emphasis"><text:span text:style-name="Source_20_Text">subprocess</text:span></text:span> in Python – verständlich, praxisnah, mit Codebeispielen und Erklärungen:</text:p>
      <text:p text:style-name="Horizontal_20_Line"/>
      <text:h text:style-name="Heading_20_1" text:outline-level="1">Lernzettel: Python-Modul <text:span text:style-name="Source_20_Text">subprocess</text:span> (für Bash-Skripte und Shell-Kommandos)</text:h>
      <text:p text:style-name="Horizontal_20_Line"/>
      <text:h text:style-name="Heading_20_3" text:outline-level="3">1. Was ist <text:span text:style-name="Source_20_Text">subprocess</text:span>?</text:h>
      <text:list text:style-name="L1">
        <text:list-item>
          <text:p text:style-name="P2">Ein Standardmodul, mit dem du externe Programme oder Bash-Skripte aus Python heraus starten kannst.</text:p>
        </text:list-item>
        <text:list-item>
          <text:p text:style-name="P2">Ersetzt veraltete Funktionen wie <text:span text:style-name="Source_20_Text">os.system()</text:span>.</text:p>
        </text:list-item>
        <text:list-item>
          <text:p text:style-name="P2">Ermöglicht das Ausführen von Kommandos, Abfangen von Ausgaben und Fehlern, sowie Steuerung über Ein- und Ausgabe.</text:p>
        </text:list-item>
      </text:list>
      <text:p text:style-name="Horizontal_20_Line"/>
      <text:h text:style-name="Heading_20_3" text:outline-level="3">2. Warum <text:span text:style-name="Source_20_Text">subprocess</text:span> nutzen?</text:h>
      <text:list text:style-name="L2">
        <text:list-item>
          <text:p text:style-name="P3">Du kannst damit Bash-Skripte bequem und sicher ausführen.</text:p>
        </text:list-item>
        <text:list-item>
          <text:p text:style-name="P3">Erlaubt dir, Programm-Ausgaben und Fehler abzufangen und auszuwerten.</text:p>
        </text:list-item>
        <text:list-item>
          <text:p text:style-name="P3">Kontrolliertes Warten auf Fertigstellung oder asynchrones Arbeiten ist möglich.</text:p>
        </text:list-item>
        <text:list-item>
          <text:p text:style-name="P3">Sicherheit: Du kannst Befehle ohne Shell ausführen (besser vor Injection geschützt).</text:p>
        </text:list-item>
      </text:list>
      <text:p text:style-name="Horizontal_20_Line"/>
      <text:h text:style-name="Heading_20_3" text:outline-level="3">3. Wichtige Funktionen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unktion</text:p>
            </table:table-cell>
            <table:table-cell table:style-name="Table1.A1" office:value-type="string">
              <text:p text:style-name="Table_20_Heading">Zweck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subprocess.run()</text:span></text:p>
          </table:table-cell>
          <table:table-cell table:style-name="Table1.A1" office:value-type="string">
            <text:p text:style-name="Table_20_Contents">Führt einen Befehl aus und wartet auf Ende</text:p>
          </table:table-cell>
        </table:table-row>
        <table:table-row>
          <table:table-cell table:style-name="Table1.A1" office:value-type="string">
            <text:p text:style-name="Table_20_Contents"><text:span text:style-name="Source_20_Text">subprocess.Popen()</text:span></text:p>
          </table:table-cell>
          <table:table-cell table:style-name="Table1.A1" office:value-type="string">
            <text:p text:style-name="Table_20_Contents">Startet Prozess und gibt mehr Kontrolle über Kommunikation</text:p>
          </table:table-cell>
        </table:table-row>
        <table:table-row>
          <table:table-cell table:style-name="Table1.A1" office:value-type="string">
            <text:p text:style-name="Table_20_Contents"><text:span text:style-name="Source_20_Text">subprocess.call()</text:span></text:p>
          </table:table-cell>
          <table:table-cell table:style-name="Table1.A1" office:value-type="string">
            <text:p text:style-name="Table_20_Contents">Ähnlich zu run, aber gibt nur Rückgabecode zurück</text:p>
          </table:table-cell>
        </table:table-row>
      </table:table>
      <text:p text:style-name="Horizontal_20_Line"/>
      <text:h text:style-name="Heading_20_3" text:outline-level="3">4. <text:span text:style-name="Source_20_Text">subprocess.run()</text:span> – das Arbeitstier</text:h>
      <text:p text:style-name="Preformatted_20_Text"><text:span text:style-name="Source_20_Text">import subprocess</text:span></text:p>
      <text:p text:style-name="Preformatted_20_Text"/>
      <text:p text:style-name="Preformatted_20_Text"><text:span text:style-name="Source_20_Text"># Beispiel: ls -l im Verzeichnis /home/user</text:span></text:p>
      <text:p text:style-name="Preformatted_20_Text"><text:span text:style-name="Source_20_Text">result = subprocess.run(</text:span></text:p>
      <text:p text:style-name="Preformatted_20_Text"><text:span text:style-name="Source_20_Text"><text:s text:c="4"/>["ls", "-l", "/home/user"],</text:span></text:p>
      <text:p text:style-name="Preformatted_20_Text"><text:span text:style-name="Source_20_Text"><text:s text:c="4"/>capture_output=True, <text:s/># stdout und stderr werden abgefangen</text:span></text:p>
      <text:p text:style-name="Preformatted_20_Text"><text:span text:style-name="Source_20_Text"><text:s text:c="4"/>text=True <text:s text:c="12"/># Ausgabe als String statt Bytes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print("Rückgabecode:", result.returncode)</text:span></text:p>
      <text:p text:style-name="Preformatted_20_Text"><text:span text:style-name="Source_20_Text">print("Standardausgabe:\n", result.stdout)</text:span></text:p>
      <text:p text:style-name="P1"><text:soft-page-break/><text:span text:style-name="Source_20_Text">print("Fehlerausgabe:\n", result.stderr)</text:span></text:p>
      <text:list text:style-name="L3">
        <text:list-item>
          <text:p text:style-name="P4"><text:span text:style-name="Source_20_Text">result.returncode</text:span> ist 0 bei Erfolg, sonst Fehlercode.</text:p>
        </text:list-item>
        <text:list-item>
          <text:p text:style-name="P4"><text:span text:style-name="Source_20_Text">capture_output=True</text:span> erlaubt dir, die Ausgabe in Python zu nutzen.</text:p>
        </text:list-item>
        <text:list-item>
          <text:p text:style-name="P4"><text:span text:style-name="Source_20_Text">text=True</text:span> konvertiert Byte-Strings zu normalen Strings.</text:p>
        </text:list-item>
      </text:list>
      <text:p text:style-name="Horizontal_20_Line"/>
      <text:h text:style-name="Heading_20_3" text:outline-level="3">5. Sicherheit und <text:span text:style-name="Source_20_Text">shell=True</text:span></text:h>
      <text:p text:style-name="P1"><text:span text:style-name="Source_20_Text">subprocess.run("ls -l | grep py", shell=True)</text:span></text:p>
      <text:list text:style-name="L4">
        <text:list-item>
          <text:p text:style-name="P5"><text:span text:style-name="Source_20_Text">shell=True</text:span> führt das Kommando über die Shell aus, damit Pipes oder komplexe Shell-Syntax funktionieren.</text:p>
        </text:list-item>
        <text:list-item>
          <text:p text:style-name="P5"><text:span text:style-name="Strong_20_Emphasis">Aber Vorsicht:</text:span> Wenn Benutzer-Eingaben in den Befehl einfließen, kann das ein Sicherheitsrisiko sein (Shell Injection).</text:p>
        </text:list-item>
        <text:list-item>
          <text:p text:style-name="P5">Wenn möglich, immer als Liste ausführen (<text:span text:style-name="Source_20_Text">shell=False</text:span>, Standard).</text:p>
        </text:list-item>
      </text:list>
      <text:p text:style-name="Horizontal_20_Line"/>
      <text:h text:style-name="Heading_20_3" text:outline-level="3">6. Timeout und Fehlerbehandlung</text:h>
      <text:p text:style-name="Preformatted_20_Text"><text:span text:style-name="Source_20_Text">try:</text:span></text:p>
      <text:p text:style-name="Preformatted_20_Text"><text:span text:style-name="Source_20_Text"><text:s text:c="4"/>subprocess.run(["sleep", "5"], timeout=3, check=True)</text:span></text:p>
      <text:p text:style-name="Preformatted_20_Text"><text:span text:style-name="Source_20_Text">except subprocess.TimeoutExpired:</text:span></text:p>
      <text:p text:style-name="Preformatted_20_Text"><text:span text:style-name="Source_20_Text"><text:s text:c="4"/>print("Der Prozess hat zu lange gebraucht und wurde abgebrochen!")</text:span></text:p>
      <text:p text:style-name="Preformatted_20_Text"><text:span text:style-name="Source_20_Text">except subprocess.CalledProcessError as e:</text:span></text:p>
      <text:p text:style-name="Preformatted_20_Text"><text:span text:style-name="Source_20_Text"><text:s text:c="4"/>print(f"Der Prozess ist mit Fehlercode {e.returncode} gescheitert.")</text:span></text:p>
      <text:p text:style-name="Preformatted_20_Text"><text:span text:style-name="Source_20_Text">else:</text:span></text:p>
      <text:p text:style-name="P1"><text:span text:style-name="Source_20_Text"><text:s text:c="4"/>print("Prozess erfolgreich abgeschlossen.")</text:span></text:p>
      <text:list text:style-name="L5">
        <text:list-item>
          <text:p text:style-name="P6"><text:span text:style-name="Source_20_Text">timeout</text:span> bricht den Prozess ab, wenn er zu lange läuft.</text:p>
        </text:list-item>
        <text:list-item>
          <text:p text:style-name="P6"><text:span text:style-name="Source_20_Text">check=True</text:span> lässt Python eine Exception werfen, wenn der Rückgabewert ungleich 0 ist.</text:p>
        </text:list-item>
      </text:list>
      <text:p text:style-name="Horizontal_20_Line"/>
      <text:h text:style-name="Heading_20_3" text:outline-level="3">7. <text:span text:style-name="Source_20_Text">subprocess.Popen()</text:span> – wenn du mehr Kontrolle brauchst</text:h>
      <text:p text:style-name="Preformatted_20_Text"><text:span text:style-name="Source_20_Text">import subprocess</text:span></text:p>
      <text:p text:style-name="Preformatted_20_Text"/>
      <text:p text:style-name="Preformatted_20_Text"><text:span text:style-name="Source_20_Text">p = subprocess.Popen(</text:span></text:p>
      <text:p text:style-name="Preformatted_20_Text"><text:span text:style-name="Source_20_Text"><text:s text:c="4"/>["grep", "python"],</text:span></text:p>
      <text:p text:style-name="Preformatted_20_Text"><text:span text:style-name="Source_20_Text"><text:s text:c="4"/>stdin=subprocess.PIPE,</text:span></text:p>
      <text:p text:style-name="Preformatted_20_Text"><text:span text:style-name="Source_20_Text"><text:s text:c="4"/>stdout=subprocess.PIPE,</text:span></text:p>
      <text:p text:style-name="Preformatted_20_Text"><text:span text:style-name="Source_20_Text"><text:s text:c="4"/>stderr=subprocess.PIPE,</text:span></text:p>
      <text:p text:style-name="Preformatted_20_Text"><text:span text:style-name="Source_20_Text"><text:s text:c="4"/>text=True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stdout, stderr = p.communicate("python ist toll\njava auch\npython rocks\n")</text:span></text:p>
      <text:p text:style-name="Preformatted_20_Text"/>
      <text:p text:style-name="Preformatted_20_Text"><text:span text:style-name="Source_20_Text">print("Ergebnis von grep:")</text:span></text:p>
      <text:p text:style-name="P1"><text:span text:style-name="Source_20_Text">print(stdout)</text:span></text:p>
      <text:list text:style-name="L6">
        <text:list-item>
          <text:p text:style-name="P7"><text:span text:style-name="Source_20_Text">Popen</text:span> startet Prozess, erlaubt Lesen/Schreiben von Ein-/Ausgabe.</text:p>
        </text:list-item>
        <text:list-item>
          <text:p text:style-name="P7"><text:soft-page-break/><text:span text:style-name="Source_20_Text">communicate()</text:span> schreibt Daten auf stdin und liest stdout/stderr gleichzeitig und wartet, bis Prozess fertig ist.</text:p>
        </text:list-item>
        <text:list-item>
          <text:p text:style-name="P7">Gut, wenn du mit Programmen interagieren möchtest.</text:p>
        </text:list-item>
      </text:list>
      <text:p text:style-name="Horizontal_20_Line"/>
      <text:h text:style-name="Heading_20_3" text:outline-level="3">8. Beispiel: Bash-Skript ausführen und Ergebnis prüfen</text:h>
      <text:p text:style-name="Preformatted_20_Text"><text:span text:style-name="Source_20_Text">result = subprocess.run(["/pfad/zu/deinem_script.sh"], capture_output=True, text=True)</text:span></text:p>
      <text:p text:style-name="Preformatted_20_Text"/>
      <text:p text:style-name="Preformatted_20_Text"><text:span text:style-name="Source_20_Text">if result.returncode == 0:</text:span></text:p>
      <text:p text:style-name="Preformatted_20_Text"><text:span text:style-name="Source_20_Text"><text:s text:c="4"/>print("Script erfolgreich:")</text:span></text:p>
      <text:p text:style-name="Preformatted_20_Text"><text:span text:style-name="Source_20_Text"><text:s text:c="4"/>print(result.stdout)</text:span></text:p>
      <text:p text:style-name="Preformatted_20_Text"><text:span text:style-name="Source_20_Text">else:</text:span></text:p>
      <text:p text:style-name="Preformatted_20_Text"><text:span text:style-name="Source_20_Text"><text:s text:c="4"/>print("Script schlug fehl:")</text:span></text:p>
      <text:p text:style-name="P1"><text:span text:style-name="Source_20_Text"><text:s text:c="4"/>print(result.stderr)</text:span></text:p>
      <text:list text:style-name="L7">
        <text:list-item>
          <text:p text:style-name="P8">Prüfe immer <text:span text:style-name="Source_20_Text">returncode</text:span>, um sicher zu sein, dass das Skript erfolgreich war.</text:p>
        </text:list-item>
        <text:list-item>
          <text:p text:style-name="P8"><text:span text:style-name="Source_20_Text">stdout</text:span> und <text:span text:style-name="Source_20_Text">stderr</text:span> kannst du z.B. für Logging oder Fehlerdiagnose nutzen.</text:p>
        </text:list-item>
      </text:list>
      <text:p text:style-name="Horizontal_20_Line"/>
      <text:h text:style-name="Heading_20_3" text:outline-level="3">9. Übergabe von Argumenten an Bash-Skripte</text:h>
      <text:p text:style-name="P1"><text:span text:style-name="Source_20_Text">subprocess.run(["/pfad/script.sh", "arg1", "arg2"])</text:span></text:p>
      <text:list text:style-name="L8">
        <text:list-item>
          <text:p text:style-name="P9">Argumente werden in der Liste einzeln übergeben (nicht alles als String in einer Shell).</text:p>
        </text:list-item>
        <text:list-item>
          <text:p text:style-name="P9">Das schützt vor vielen Fehlern und Injection.</text:p>
        </text:list-item>
      </text:list>
      <text:p text:style-name="Horizontal_20_Line"/>
      <text:h text:style-name="Heading_20_3" text:outline-level="3">10. Praktische Tipps</text:h>
      <text:list text:style-name="L9">
        <text:list-item>
          <text:p text:style-name="P10">Nutze <text:span text:style-name="Source_20_Text">capture_output=True</text:span> für Ausgabe, wenn du die Ausgabe im Python-Programm brauchst.</text:p>
        </text:list-item>
        <text:list-item>
          <text:p text:style-name="P10">Sonst kannst du <text:span text:style-name="Source_20_Text">stdout=None</text:span> lassen, um Ausgabe direkt im Terminal anzuzeigen.</text:p>
        </text:list-item>
        <text:list-item>
          <text:p text:style-name="P10">Bei Bedarf kannst du mit <text:span text:style-name="Source_20_Text">env</text:span> eine eigene Umgebung übergeben (z.B. Variablen setzen).</text:p>
        </text:list-item>
        <text:list-item>
          <text:p text:style-name="P10">Verwende <text:span text:style-name="Source_20_Text">shlex.split()</text:span> wenn du einen String in eine Argumentliste zerlegen willst (z.B. aus Benutzereingabe).</text:p>
        </text:list-item>
      </text:list>
      <text:p text:style-name="Horizontal_20_Line"/>
      <text:h text:style-name="Heading_20_3" text:outline-level="3">11. Typische Probleme und Lösungen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Problem</text:p>
            </table:table-cell>
            <table:table-cell table:style-name="Table2.A1" office:value-type="string">
              <text:p text:style-name="Table_20_Heading">Lösung</text:p>
            </table:table-cell>
          </table:table-row>
        </table:table-header-rows>
        <table:table-row>
          <table:table-cell table:style-name="Table2.A1" office:value-type="string">
            <text:p text:style-name="Table_20_Contents">Skript wird nicht gefunden</text:p>
          </table:table-cell>
          <table:table-cell table:style-name="Table2.A1" office:value-type="string">
            <text:p text:style-name="Table_20_Contents">Pfad überprüfen, <text:span text:style-name="Source_20_Text">./script.sh</text:span> oder absoluter Pfad</text:p>
          </table:table-cell>
        </table:table-row>
        <table:table-row>
          <table:table-cell table:style-name="Table2.A1" office:value-type="string">
            <text:p text:style-name="Table_20_Contents">Kommando läuft ewig</text:p>
          </table:table-cell>
          <table:table-cell table:style-name="Table2.A1" office:value-type="string">
            <text:p text:style-name="Table_20_Contents">Timeout nutzen (<text:span text:style-name="Source_20_Text">timeout=...</text:span>)</text:p>
          </table:table-cell>
        </table:table-row>
        <table:table-row>
          <table:table-cell table:style-name="Table2.A1" office:value-type="string">
            <text:p text:style-name="Table_20_Contents">Fehler werden nicht angezeigt</text:p>
          </table:table-cell>
          <table:table-cell table:style-name="Table2.A1" office:value-type="string">
            <text:p text:style-name="Table_20_Contents"><text:span text:style-name="Source_20_Text">capture_output=True</text:span> und <text:span text:style-name="Source_20_Text">result.stderr</text:span> prüfen</text:p>
          </table:table-cell>
        </table:table-row>
        <table:table-row>
          <table:table-cell table:style-name="Table2.A1" office:value-type="string">
            <text:p text:style-name="Table_20_Contents">Unsichere Eingaben führen zu <text:soft-page-break/>Problemen</text:p>
          </table:table-cell>
          <table:table-cell table:style-name="Table2.A1" office:value-type="string">
            <text:p text:style-name="Table_20_Contents">Niemals <text:span text:style-name="Source_20_Text">shell=True</text:span> mit ungeprüften Strings</text:p>
          </table:table-cell>
        </table:table-row>
        <table:table-row>
          <table:table-cell table:style-name="Table2.A1" office:value-type="string">
            <text:p text:style-name="Table_20_Contents">Prozesse blockieren wegen voller Pipes</text:p>
          </table:table-cell>
          <table:table-cell table:style-name="Table2.A1" office:value-type="string">
            <text:p text:style-name="Table_20_Contents"><text:span text:style-name="Source_20_Text">communicate()</text:span> statt manuelles Lesen/Schreiben</text:p>
          </table:table-cell>
        </table:table-row>
      </table:table>
      <text:p text:style-name="Horizontal_20_Line"/>
      <text:h text:style-name="Heading_20_3" text:outline-level="3">12. Kombi mit <text:span text:style-name="Source_20_Text">concurrent.futures</text:span> (parallel Bash-Skripte starten)</text:h>
      <text:p text:style-name="Preformatted_20_Text"><text:span text:style-name="Source_20_Text">import concurrent.futures</text:span></text:p>
      <text:p text:style-name="Preformatted_20_Text"><text:span text:style-name="Source_20_Text">import subprocess</text:span></text:p>
      <text:p text:style-name="Preformatted_20_Text"/>
      <text:p text:style-name="Preformatted_20_Text"><text:span text:style-name="Source_20_Text">def run_script(script_path):</text:span></text:p>
      <text:p text:style-name="Preformatted_20_Text"><text:span text:style-name="Source_20_Text"><text:s text:c="4"/>result = subprocess.run([script_path], capture_output=True, text=True)</text:span></text:p>
      <text:p text:style-name="Preformatted_20_Text"><text:span text:style-name="Source_20_Text"><text:s text:c="4"/>return (script_path, result.returncode, result.stdout, result.stderr)</text:span></text:p>
      <text:p text:style-name="Preformatted_20_Text"/>
      <text:p text:style-name="Preformatted_20_Text"><text:span text:style-name="Source_20_Text">scripts = ["/pfad/script1.sh", "/pfad/script2.sh", "/pfad/script3.sh"]</text:span></text:p>
      <text:p text:style-name="Preformatted_20_Text"/>
      <text:p text:style-name="Preformatted_20_Text"><text:span text:style-name="Source_20_Text">with concurrent.futures.ThreadPoolExecutor(max_workers=3) as executor:</text:span></text:p>
      <text:p text:style-name="Preformatted_20_Text"><text:span text:style-name="Source_20_Text"><text:s text:c="4"/>futures = [executor.submit(run_script, s) for s in scripts]</text:span></text:p>
      <text:p text:style-name="Preformatted_20_Text"><text:span text:style-name="Source_20_Text"><text:s text:c="4"/>for future in concurrent.futures.as_completed(futures):</text:span></text:p>
      <text:p text:style-name="Preformatted_20_Text"><text:span text:style-name="Source_20_Text"><text:s text:c="8"/>script, code, out, err = future.result()</text:span></text:p>
      <text:p text:style-name="Preformatted_20_Text"><text:span text:style-name="Source_20_Text"><text:s text:c="8"/>print(f"Script: {script} | Code: {code}")</text:span></text:p>
      <text:p text:style-name="Preformatted_20_Text"><text:span text:style-name="Source_20_Text"><text:s text:c="8"/>if code == 0:</text:span></text:p>
      <text:p text:style-name="Preformatted_20_Text"><text:span text:style-name="Source_20_Text"><text:s text:c="12"/>print("Output:", out)</text:span></text:p>
      <text:p text:style-name="Preformatted_20_Text"><text:span text:style-name="Source_20_Text"><text:s text:c="8"/>else:</text:span></text:p>
      <text:p text:style-name="P1"><text:span text:style-name="Source_20_Text"><text:s text:c="12"/>print("Error:", err)</text:span></text:p>
      <text:list text:style-name="L10">
        <text:list-item>
          <text:p text:style-name="P11">So kannst du mehrere Bash-Skripte parallel starten, ohne den Mainthread zu blockieren.</text:p>
        </text:list-item>
      </text:list>
      <text:p text:style-name="Horizontal_20_Line"/>
      <text:h text:style-name="Heading_20_3" text:outline-level="3">13. Zusammenfassung</text:h>
      <text:list text:style-name="L11">
        <text:list-item>
          <text:p text:style-name="P12"><text:span text:style-name="Source_20_Text">subprocess</text:span> ist das Python-Modul für alle Shell- und Skript-Aufrufe.</text:p>
        </text:list-item>
        <text:list-item>
          <text:p text:style-name="P12"><text:span text:style-name="Source_20_Text">run()</text:span> ist einfach und sicher für synchronen Aufruf.</text:p>
        </text:list-item>
        <text:list-item>
          <text:p text:style-name="P12"><text:span text:style-name="Source_20_Text">Popen()</text:span> für mehr Kontrolle bei Kommunikation mit Prozessen.</text:p>
        </text:list-item>
        <text:list-item>
          <text:p text:style-name="P12">Vermeide <text:span text:style-name="Source_20_Text">shell=True</text:span> wenn möglich.</text:p>
        </text:list-item>
        <text:list-item>
          <text:p text:style-name="P12">Fang Fehler und Timeouts ab, checke Rückgabewerte.</text:p>
        </text:list-item>
        <text:list-item>
          <text:p text:style-name="P12">Du kannst <text:span text:style-name="Source_20_Text">subprocess</text:span> prima mit <text:span text:style-name="Source_20_Text">concurrent.futures</text:span> kombinieren, um mehrere Tasks parallel laufen zu lassen.</text:p>
        </text:list-item>
      </text:list>
      <text:p text:style-name="Horizontal_20_Line"/>
      <text:p text:style-name="Text_20_body">Wenn du möchtest, kann ich dir auch Beispiele mit Fehlerbehandlung, Loggings und komplexeren Kommunikationsmustern zeigen!<text:line-break/>Oder ein kleines Tutorial, wie man eigene Bash-Skripte robust aus Python startet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9T16:30:40.292504253</meta:creation-date>
    <dc:date>2025-06-29T16:30:53.618994679</dc:date>
    <meta:editing-duration>PT13S</meta:editing-duration>
    <meta:editing-cycles>1</meta:editing-cycles>
    <meta:document-statistic meta:table-count="2" meta:image-count="0" meta:object-count="0" meta:page-count="4" meta:paragraph-count="122" meta:word-count="727" meta:character-count="5900" meta:non-whitespace-character-count="5176"/>
    <meta:generator>LibreOffice/24.2.7.2$Linux_X86_64 LibreOffice_project/420$Build-2</meta:generator>
  </office:meta>
</office:document-meta>
</file>